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xml:id="id3" draw:id="id3" draw:layer="layout" svg:width="4.7cm" svg:height="2.2cm" svg:x="7.8cm" svg:y="2.6cm">
          <text:p text:style-name="P1">시장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7cm" svg:height="1.1cm" svg:x="2.9cm" svg:y="7.5cm">
          <text:p text:style-name="P1">시세 NIC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7cm" svg:height="1.1cm" svg:x="12.8cm" svg:y="7.5cm">
          <text:p text:style-name="P1">주문 NI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9cm" svg:height="1.9cm" svg:x="1.4cm" svg:y="11.7cm">
          <text:p text:style-name="P1">Packet</text:p>
          <text:p text:style-name="P1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25cm" svg:y1="8.6cm" svg:x2="2.85cm" svg:y2="11.7cm" draw:start-shape="id1" draw:start-glue-point="2" draw:end-shape="id2" draw:end-glue-point="4" svg:d="m5250 8600v1550h-2400v1550" svg:viewBox="0 0 2401 3101">
          <text:p/>
        </draw:connector>
        <draw:connector draw:style-name="gr2" draw:text-style-name="P1" draw:layer="layout" svg:x1="10.15cm" svg:y1="4.8cm" svg:x2="5.25cm" svg:y2="7.5cm" draw:start-shape="id3" draw:end-shape="id1" svg:d="m10150 4800v1350h-4900v1350" svg:viewBox="0 0 4901 2701">
          <text:p/>
        </draw:connector>
        <draw:connector draw:style-name="gr2" draw:text-style-name="P1" draw:layer="layout" svg:x1="10.15cm" svg:y1="4.8cm" svg:x2="15.15cm" svg:y2="7.5cm" draw:start-shape="id3" draw:end-shape="id4" draw:end-glue-point="0" svg:d="m10150 4800v1350h5000v1350" svg:viewBox="0 0 5001 2701">
          <text:p/>
        </draw:connector>
        <draw:custom-shape draw:style-name="gr1" draw:text-style-name="P1" draw:layer="layout" svg:width="3.4cm" svg:height="1.4cm" svg:x="8.4cm" svg:y="9.5cm">
          <text:p text:style-name="P1">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cm" svg:height="14.3cm" svg:x="7.9cm" svg:y="13.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cm" svg:height="1.5cm" svg:x="7.9cm" svg:y="13.7cm">
          <text:p text:style-name="P2"><text:span text:style-name="T1">State Variabl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cm" svg:y1="12.65cm" svg:x2="7.9cm" svg:y2="14.45cm" draw:start-shape="id2" draw:start-glue-point="10" draw:end-shape="id5" svg:d="m4300 12650h1801v1800h1799" svg:viewBox="0 0 3601 1801">
          <text:p/>
        </draw:connector>
        <draw:custom-shape draw:style-name="gr1" draw:text-style-name="P3" xml:id="id6" draw:id="id6" draw:layer="layout" svg:width="4.5cm" svg:height="1.6cm" svg:x="7.9cm" svg:y="15.2cm">
          <text:p text:style-name="P3"><text:span text:style-name="T2">Raw Network Packe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3cm" svg:y1="12.65cm" svg:x2="7.9cm" svg:y2="16cm" draw:start-shape="id2" draw:start-glue-point="10" draw:end-shape="id6" draw:end-glue-point="3" svg:d="m4300 12650h1801v3350h1799" svg:viewBox="0 0 3601 3351">
          <text:p/>
        </draw:connector>
        <draw:custom-shape draw:style-name="gr1" draw:text-style-name="P1" xml:id="id7" draw:id="id7" draw:layer="layout" svg:width="2.9cm" svg:height="1.9cm" svg:x="15.3cm" svg:y="11.7cm">
          <text:p text:style-name="P1">Spinal</text:p>
          <text:p text:style-name="P1">Refle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15cm" svg:y1="13.7cm" svg:x2="15.3cm" svg:y2="12.65cm" draw:start-shape="id5" draw:start-glue-point="0" draw:end-shape="id7" svg:d="m10150 13700v-1050h5150" svg:viewBox="0 0 5151 1051">
          <text:p/>
        </draw:connector>
        <draw:connector draw:style-name="gr2" draw:text-style-name="P1" draw:layer="layout" svg:x1="12.4cm" svg:y1="16cm" svg:x2="15.724cm" svg:y2="13.322cm" draw:start-shape="id6" draw:start-glue-point="1" draw:end-shape="id7" draw:end-glue-point="7" svg:d="m12400 16000h3324v-2678" svg:viewBox="0 0 3325 2679">
          <text:p/>
        </draw:connector>
        <draw:connector draw:style-name="gr2" draw:text-style-name="P1" draw:layer="layout" svg:x1="16.75cm" svg:y1="11.7cm" svg:x2="15.15cm" svg:y2="8.6cm" draw:start-shape="id7" draw:start-glue-point="4" draw:end-shape="id4" draw:end-glue-point="2" svg:d="m16750 11700v-1550h-1600v-1550" svg:viewBox="0 0 1601 3101">
          <text:p/>
        </draw:connector>
        <draw:custom-shape draw:style-name="gr1" draw:text-style-name="P4" xml:id="id10" draw:id="id10" draw:layer="layout" svg:width="3.3cm" svg:height="2.2cm" svg:x="22cm" svg:y="14.4cm">
          <text:p text:style-name="P4"><text:span text:style-name="T3">Emergency</text:span></text:p>
          <text:p text:style-name="P4"><text:span text:style-name="T3">Power</text:span></text:p>
          <text:p text:style-name="P4"><text:span text:style-name="T3">Administ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4.5cm" svg:height="1.6cm" svg:x="7.9cm" svg:y="18.1cm">
          <text:p text:style-name="P3"><text:span text:style-name="T2">Refined(Parsed)</text:span></text:p>
          <text:p text:style-name="P3"><text:span text:style-name="T2">Network Packe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9cm" svg:height="1.9cm" svg:x="1.4cm" svg:y="16.4cm">
          <text:p text:style-name="P1">Par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85cm" svg:y1="18.3cm" svg:x2="7.9cm" svg:y2="18.9cm" draw:start-shape="id8" draw:start-glue-point="8" draw:end-shape="id9" draw:end-glue-point="3" svg:d="m2850 18300v600h5050" svg:viewBox="0 0 5051 601">
          <text:p/>
        </draw:connector>
        <draw:connector draw:style-name="gr2" draw:text-style-name="P1" draw:layer="layout" svg:x1="10.15cm" svg:y1="16.8cm" svg:x2="4.3cm" svg:y2="17.35cm" draw:start-shape="id6" draw:start-glue-point="2" draw:end-shape="id8" svg:d="m10150 16800v550h-5850" svg:viewBox="0 0 5851 551">
          <text:p/>
        </draw:connector>
        <draw:connector draw:style-name="gr2" draw:text-style-name="P1" draw:layer="layout" svg:x1="12.4cm" svg:y1="18.9cm" svg:x2="23.65cm" svg:y2="16.6cm" draw:start-shape="id9" draw:start-glue-point="1" draw:end-shape="id10" draw:end-glue-point="8" svg:d="m12400 18900h11250v-2300" svg:viewBox="0 0 11251 2301">
          <text:p/>
        </draw:connector>
        <draw:custom-shape draw:style-name="gr1" draw:text-style-name="P1" xml:id="id11" draw:id="id11" draw:layer="layout" svg:width="2.9cm" svg:height="1.9cm" svg:x="19.7cm" svg:y="11.7cm">
          <text:p text:style-name="P1">Strate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4cm" svg:y1="18.9cm" svg:x2="21.15cm" svg:y2="13.6cm" draw:start-shape="id9" draw:start-glue-point="1" draw:end-shape="id11" draw:end-glue-point="8" svg:d="m12400 18900h8750v-5300" svg:viewBox="0 0 8751 5301">
          <text:p/>
        </draw:connector>
        <draw:connector draw:style-name="gr2" draw:text-style-name="P1" draw:layer="layout" svg:x1="21.15cm" svg:y1="11.7cm" svg:x2="17.5cm" svg:y2="8.05cm" draw:start-shape="id11" draw:start-glue-point="4" draw:end-shape="id4" draw:end-glue-point="1" svg:d="m21150 11700v-3650h-3650" svg:viewBox="0 0 3651 3651">
          <text:p/>
        </draw:connector>
        <draw:custom-shape draw:style-name="gr1" draw:text-style-name="P1" xml:id="id12" draw:id="id12" draw:layer="layout" svg:width="4.1cm" svg:height="1.7cm" svg:x="21.6cm" svg:y="2.6cm">
          <text:p text:style-name="P1">키보드 입력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3.65cm" svg:y1="4.3cm" svg:x2="23.65cm" svg:y2="14.4cm" draw:start-shape="id12" draw:start-glue-point="2" draw:end-shape="id10" draw:end-glue-point="4" svg:d="m23650 4300v10100" svg:viewBox="0 0 1 10101">
          <text:p/>
        </draw:connector>
        <draw:custom-shape draw:style-name="gr1" draw:text-style-name="P1" xml:id="id15" draw:id="id15" draw:layer="layout" svg:width="3.6cm" svg:height="1.1cm" svg:x="1.6cm" svg:y="22.8cm">
          <text:p text:style-name="P1">Lo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2.4cm" svg:y1="14.45cm" svg:x2="20.124cm" svg:y2="13.322cm" draw:start-shape="id5" draw:end-shape="id11" draw:end-glue-point="7" svg:d="m12400 14450h7724v-1128" svg:viewBox="0 0 7725 1129">
          <text:p/>
        </draw:connector>
        <draw:connector draw:style-name="gr2" draw:text-style-name="P1" draw:layer="layout" svg:x1="7.9cm" svg:y1="25.25cm" svg:x2="4.2cm" svg:y2="20.35cm" draw:start-shape="id13" draw:start-glue-point="3" draw:end-shape="id14" draw:end-glue-point="7" svg:d="m7900 25250h-1849v-4900h-1851" svg:viewBox="0 0 3701 4901">
          <text:p/>
        </draw:connector>
        <draw:custom-shape draw:style-name="gr1" draw:text-style-name="P2" xml:id="id13" draw:id="id13" draw:layer="layout" svg:width="4.5cm" svg:height="1.5cm" svg:x="7.9cm" svg:y="24.5cm">
          <text:p text:style-name="P2"><text:span text:style-name="T1">Resul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5cm" svg:y1="19.7cm" svg:x2="4.2cm" svg:y2="20.35cm" draw:start-shape="id9" draw:start-glue-point="2" draw:end-shape="id14" draw:end-glue-point="7" svg:d="m10150 19700v650h-5950" svg:viewBox="0 0 5951 651">
          <text:p/>
        </draw:connector>
        <draw:connector draw:style-name="gr2" draw:text-style-name="P1" draw:layer="layout" svg:x1="16.75cm" svg:y1="13.6cm" svg:x2="12.4cm" svg:y2="25.25cm" draw:start-shape="id7" draw:start-glue-point="8" draw:end-shape="id13" draw:end-glue-point="1" svg:d="m16750 13600v11650h-4350" svg:viewBox="0 0 4351 11651">
          <text:p/>
        </draw:connector>
        <draw:custom-shape draw:style-name="gr1" draw:text-style-name="P1" xml:id="id16" draw:id="id16" draw:layer="layout" svg:width="4.4cm" svg:height="2.3cm" svg:x="1.2cm" svg:y="25cm">
          <text:p text:style-name="P1">Hard Dis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4cm" svg:y1="23.9cm" svg:x2="3.4cm" svg:y2="25cm" draw:start-shape="id15" draw:start-glue-point="8" draw:end-shape="id16" draw:end-glue-point="0" svg:d="m3400 23900v1100" svg:viewBox="0 0 1 1101">
          <text:p/>
        </draw:connector>
        <draw:custom-shape draw:style-name="gr4" draw:text-style-name="P1" xml:id="id14" draw:id="id14" draw:layer="layout" svg:width="1.3cm" svg:height="1.1cm" svg:x="2.9cm" svg:y="19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.9cm" svg:y1="20.35cm" svg:x2="2.127cm" svg:y2="22.961cm" draw:start-shape="id14" draw:start-glue-point="5" draw:end-shape="id15" draw:end-glue-point="5" svg:d="m2900 20350h-773v2611" svg:viewBox="0 0 774 2612">
          <text:p/>
        </draw:connector>
        <draw:custom-shape draw:style-name="gr1" draw:text-style-name="P1" xml:id="id17" draw:id="id17" draw:layer="layout" svg:width="3cm" svg:height="1.1cm" svg:x="13.2cm" svg:y="21.2cm"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55cm" svg:y1="20.9cm" svg:x2="13.2cm" svg:y2="21.75cm" draw:start-shape="id14" draw:start-glue-point="6" draw:end-shape="id17" draw:end-glue-point="6" svg:d="m3550 20900v850h9650" svg:viewBox="0 0 9651 851">
          <text:p/>
        </draw:connector>
        <draw:connector draw:style-name="gr2" draw:text-style-name="P1" draw:layer="layout" draw:type="lines" svg:x1="14.7cm" svg:y1="21.2cm" svg:x2="12.4cm" svg:y2="14.45cm" draw:start-shape="id17" draw:start-glue-point="4" draw:end-shape="id5" svg:d="m14700 21200v-501l-1799-6249h-501" svg:viewBox="0 0 2301 6751">
          <text:p/>
        </draw:connector>
        <draw:connector draw:style-name="gr2" draw:text-style-name="P1" draw:layer="layout" draw:line-skew="2cm" svg:x1="22cm" svg:y1="15.5cm" svg:x2="12.4cm" svg:y2="14.45cm" draw:start-shape="id10" draw:start-glue-point="6" draw:end-shape="id5" svg:d="m22000 15500h-2800v-1050h-6800" svg:viewBox="0 0 9601 1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5T17:09:10.75</meta:creation-date>
    <dc:date>2012-12-25T17:35:57.25</dc:date>
    <meta:editing-duration>PT24M16S</meta:editing-duration>
    <meta:editing-cycles>34</meta:editing-cycles>
    <meta:generator>LibreOffice/3.6$Windows_x86 LibreOffice_project/2ef5aff-a6fb0ff-166bdff-cf087ad-0f1389</meta:generator>
    <meta:document-statistic meta:object-count="42"/>
  </office:meta>
</office:document-meta>
</file>